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VGUserAgent.isXMLParserValid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VGUserAgent.getViewpor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VGUserAgent.get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VGUserAgent.getXMLParser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VGUserAgent.getMed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VGUserAgent.getPixelUnitToMill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VGUserAgent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VGUserAgent.SimpleSVGUserAgent( float pixelUnitToMM ,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VGUserAgent.getUserStyleShe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VGUserAgent.setTransform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